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style style:name="P15" style:family="paragraph" style:parent-style-name="Text_20_body" style:list-style-name="L8">
      <style:paragraph-properties fo:margin-top="0cm" fo:margin-bottom="0cm" style:contextual-spacing="false"/>
    </style:style>
    <style:style style:name="P16" style:family="paragraph" style:parent-style-name="Text_20_body" style:list-style-name="L9"/>
    <style:style style:name="P17" style:family="paragraph" style:parent-style-name="Text_20_body" style:list-style-name="L9">
      <style:paragraph-properties fo:margin-top="0cm" fo:margin-bottom="0cm" style:contextual-spacing="false"/>
    </style:style>
    <style:style style:name="P18" style:family="paragraph" style:parent-style-name="Text_20_body" style:list-style-name="L10"/>
    <style:style style:name="P19" style:family="paragraph" style:parent-style-name="Text_20_body" style:list-style-name="L10">
      <style:paragraph-properties fo:margin-top="0cm" fo:margin-bottom="0cm" style:contextual-spacing="false"/>
    </style:style>
    <style:style style:name="P20" style:family="paragraph" style:parent-style-name="Text_20_body" style:list-style-name="L11"/>
    <style:style style:name="P21" style:family="paragraph" style:parent-style-name="Text_20_body" style:list-style-name="L11">
      <style:paragraph-properties fo:margin-top="0cm" fo:margin-bottom="0cm" style:contextual-spacing="false"/>
    </style:style>
    <style:style style:name="P22" style:family="paragraph" style:parent-style-name="Text_20_body" style:list-style-name="L12"/>
    <style:style style:name="P23" style:family="paragraph" style:parent-style-name="Text_20_body" style:list-style-name="L12">
      <style:paragraph-properties fo:margin-top="0cm" fo:margin-bottom="0cm" style:contextual-spacing="false"/>
    </style:style>
    <style:style style:name="P24" style:family="paragraph" style:parent-style-name="Text_20_body" style:list-style-name="L13"/>
    <style:style style:name="P25" style:family="paragraph" style:parent-style-name="Text_20_body" style:list-style-name="L13">
      <style:paragraph-properties fo:margin-top="0cm" fo:margin-bottom="0cm" style:contextual-spacing="false"/>
    </style:style>
    <style:style style:name="P26" style:family="paragraph" style:parent-style-name="Text_20_body" style:list-style-name="L14"/>
    <style:style style:name="P27" style:family="paragraph" style:parent-style-name="Text_20_body" style:list-style-name="L14">
      <style:paragraph-properties fo:margin-top="0cm" fo:margin-bottom="0cm" style:contextual-spacing="false"/>
    </style:style>
    <style:style style:name="P28" style:family="paragraph" style:parent-style-name="Text_20_body" style:list-style-name="L15"/>
    <style:style style:name="P29" style:family="paragraph" style:parent-style-name="Text_20_body" style:list-style-name="L15">
      <style:paragraph-properties fo:margin-top="0cm" fo:margin-bottom="0cm" style:contextual-spacing="false"/>
    </style:style>
    <style:style style:name="P30" style:family="paragraph" style:parent-style-name="Text_20_body" style:list-style-name="L16"/>
    <style:style style:name="P31" style:family="paragraph" style:parent-style-name="Text_20_body" style:list-style-name="L16">
      <style:paragraph-properties fo:margin-top="0cm" fo:margin-bottom="0cm" style:contextual-spacing="false"/>
    </style:style>
    <style:style style:name="P32" style:family="paragraph" style:parent-style-name="Text_20_body" style:list-style-name="L17"/>
    <style:style style:name="P33" style:family="paragraph" style:parent-style-name="Text_20_body" style:list-style-name="L17">
      <style:paragraph-properties fo:margin-top="0cm" fo:margin-bottom="0cm" style:contextual-spacing="false"/>
    </style:style>
    <style:style style:name="P34" style:family="paragraph" style:parent-style-name="Text_20_body" style:list-style-name="L18"/>
    <style:style style:name="P35" style:family="paragraph" style:parent-style-name="Text_20_body" style:list-style-name="L18">
      <style:paragraph-properties fo:margin-top="0cm" fo:margin-bottom="0cm" style:contextual-spacing="false"/>
    </style:style>
    <style:style style:name="P36" style:family="paragraph" style:parent-style-name="Text_20_body" style:list-style-name="L19"/>
    <style:style style:name="P37" style:family="paragraph" style:parent-style-name="Text_20_body" style:list-style-name="L19">
      <style:paragraph-properties fo:margin-top="0cm" fo:margin-bottom="0cm" style:contextual-spacing="false"/>
    </style:style>
    <style:style style:name="P38" style:family="paragraph" style:parent-style-name="Text_20_body" style:list-style-name="L20"/>
    <style:style style:name="P39" style:family="paragraph" style:parent-style-name="Text_20_body" style:list-style-name="L20">
      <style:paragraph-properties fo:margin-top="0cm" fo:margin-bottom="0cm" style:contextual-spacing="false"/>
    </style:style>
    <style:style style:name="P40" style:family="paragraph" style:parent-style-name="Text_20_body" style:list-style-name="L21"/>
    <style:style style:name="P41" style:family="paragraph" style:parent-style-name="Text_20_body" style:list-style-name="L21">
      <style:paragraph-properties fo:margin-top="0cm" fo:margin-bottom="0cm" style:contextual-spacing="false"/>
    </style:style>
    <style:style style:name="P42" style:family="paragraph" style:parent-style-name="Text_20_body" style:list-style-name="L22"/>
    <style:style style:name="P43" style:family="paragraph" style:parent-style-name="Text_20_body" style:list-style-name="L22">
      <style:paragraph-properties fo:margin-top="0cm" fo:margin-bottom="0cm" style:contextual-spacing="false"/>
    </style:style>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5">
      <style:paragraph-properties fo:margin-top="0cm" fo:margin-bottom="0cm" style:contextual-spacing="false"/>
    </style:style>
    <style:style style:name="P48" style:family="paragraph" style:parent-style-name="Text_20_body" style:list-style-name="L26"/>
    <style:style style:name="P49" style:family="paragraph" style:parent-style-name="Text_20_body" style:list-style-name="L26">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oftware Requirements Specification (SRS)</text:h>
      <text:h text:style-name="Heading_20_2" text:outline-level="2">Project Title: Institute Management System</text:h>
      <text:h text:style-name="Heading_20_3" text:outline-level="3">Version: 1.0</text:h>
      <text:p text:style-name="Horizontal_20_Line"/>
      <text:h text:style-name="Heading_20_2" text:outline-level="2">Table of Contents</text:h>
      <text:list xml:id="list322419527" text:style-name="L1">
        <text:list-item>
          <text:p text:style-name="P1"><text:span text:style-name="Strong_20_Emphasis">Introduction</text:span> 1.1 Purpose<text:line-break/>1.2 Scope<text:line-break/>1.3 Definitions, Acronyms, and Abbreviations<text:line-break/>1.4 References</text:p>
        </text:list-item>
        <text:list-item>
          <text:p text:style-name="P1"><text:span text:style-name="Strong_20_Emphasis">Overall Description</text:span> 2.1 Product Perspective<text:line-break/>2.2 Product Features<text:line-break/>2.3 User Classes and Characteristics<text:line-break/>2.4 Operating Environment<text:line-break/>2.5 Constraints<text:line-break/>2.6 Assumptions and Dependencies</text:p>
        </text:list-item>
        <text:list-item>
          <text:p text:style-name="P1"><text:span text:style-name="Strong_20_Emphasis">System Features</text:span></text:p>
        </text:list-item>
        <text:list-item>
          <text:p text:style-name="P1"><text:span text:style-name="Strong_20_Emphasis">Non-functional Requirements</text:span></text:p>
        </text:list-item>
        <text:list-item>
          <text:p text:style-name="P1"><text:span text:style-name="Strong_20_Emphasis">External Interface Requirements</text:span></text:p>
        </text:list-item>
        <text:list-item>
          <text:p text:style-name="P1"><text:span text:style-name="Strong_20_Emphasis">Other Requirements</text:span></text:p>
        </text:list-item>
      </text:list>
      <text:p text:style-name="Horizontal_20_Line"/>
      <text:h text:style-name="Heading_20_2" text:outline-level="2">1. Introduction</text:h>
      <text:h text:style-name="Heading_20_3" text:outline-level="3">1.1 Purpose</text:h>
      <text:p text:style-name="Text_20_body">The Institute Management System is a comprehensive SaaS platform designed to help educational institutions such as schools, colleges, and training centers manage their administrative and academic operations effectively. This document outlines the functional and non-functional requirements of the system.</text:p>
      <text:h text:style-name="Heading_20_3" text:outline-level="3">1.2 Scope</text:h>
      <text:p text:style-name="Text_20_body">The system will provide a multi-tenant architecture where each institute has its own dedicated database to ensure data isolation and performance. Features include management of departments, courses, classes, students, faculty, exams, attendance, events, notifications, and more.</text:p>
      <text:h text:style-name="Heading_20_3" text:outline-level="3"><text:soft-page-break/>1.3 Definitions, Acronyms, and Abbreviations</text:h>
      <text:list xml:id="list845032030" text:style-name="L2">
        <text:list-item>
          <text:p text:style-name="P3"><text:span text:style-name="Strong_20_Emphasis">SaaS</text:span>: Software as a Service </text:p>
        </text:list-item>
        <text:list-item>
          <text:p text:style-name="P3"><text:span text:style-name="Strong_20_Emphasis">ERP</text:span>: Enterprise Resource Planning </text:p>
        </text:list-item>
        <text:list-item>
          <text:p text:style-name="P2"><text:span text:style-name="Strong_20_Emphasis">CRUD</text:span>: Create, Read, Update, Delete </text:p>
        </text:list-item>
      </text:list>
      <text:h text:style-name="Heading_20_3" text:outline-level="3">1.4 References</text:h>
      <text:list xml:id="list2590078982" text:style-name="L3">
        <text:list-item>
          <text:p text:style-name="P5">PostgreSQL Documentation </text:p>
        </text:list-item>
        <text:list-item>
          <text:p text:style-name="P5">Prisma ORM Documentation </text:p>
        </text:list-item>
        <text:list-item>
          <text:p text:style-name="P4">ExpressJS Framework Guides </text:p>
        </text:list-item>
      </text:list>
      <text:p text:style-name="Horizontal_20_Line"/>
      <text:h text:style-name="Heading_20_2" text:outline-level="2">2. Overall Description</text:h>
      <text:h text:style-name="Heading_20_3" text:outline-level="3">2.1 Product Perspective</text:h>
      <text:p text:style-name="Text_20_body">The Institute Management System is a web-based application with a responsive mobile app for student and faculty interactions. The backend will utilize PostgreSQL with Prisma ORM and GraphQL for APIs.</text:p>
      <text:h text:style-name="Heading_20_3" text:outline-level="3">2.2 Product Features</text:h>
      <text:p text:style-name="Text_20_body">Key features include:</text:p>
      <text:list xml:id="list229287685" text:style-name="L4">
        <text:list-item>
          <text:p text:style-name="P7">User management for administrators, faculty, students, and staff. </text:p>
        </text:list-item>
        <text:list-item>
          <text:p text:style-name="P7">Comprehensive academic and administrative workflows. </text:p>
        </text:list-item>
        <text:list-item>
          <text:p text:style-name="P7">Real-time notifications and announcements. </text:p>
        </text:list-item>
        <text:list-item>
          <text:p text:style-name="P7">Attendance tracking and analysis. </text:p>
        </text:list-item>
        <text:list-item>
          <text:p text:style-name="P7">Exam and result management. </text:p>
        </text:list-item>
        <text:list-item>
          <text:p text:style-name="P7">Event scheduling and management. </text:p>
        </text:list-item>
        <text:list-item>
          <text:p text:style-name="P7">Routine (timetable) generation and tracking. </text:p>
        </text:list-item>
        <text:list-item>
          <text:p text:style-name="P6">Dedicated database per institution for optimized performance. </text:p>
        </text:list-item>
      </text:list>
      <text:h text:style-name="Heading_20_3" text:outline-level="3">2.3 User Classes and Characteristics</text:h>
      <text:list xml:id="list2105404801" text:style-name="L5">
        <text:list-item>
          <text:p text:style-name="P9"><text:span text:style-name="Strong_20_Emphasis">Administrators</text:span>: Manage overall operations of the institute. </text:p>
        </text:list-item>
        <text:list-item>
          <text:p text:style-name="P9"><text:span text:style-name="Strong_20_Emphasis">Faculty</text:span>: Manage classes, take attendance, upload marks, etc. </text:p>
        </text:list-item>
        <text:list-item>
          <text:p text:style-name="P9"><text:span text:style-name="Strong_20_Emphasis">Students</text:span>: View attendance, notifications, routine, results, etc. </text:p>
        </text:list-item>
        <text:list-item>
          <text:p text:style-name="P9"><text:span text:style-name="Strong_20_Emphasis">Parents</text:span>: Monitor student progress and attendance. </text:p>
        </text:list-item>
        <text:list-item>
          <text:p text:style-name="P8"><text:span text:style-name="Strong_20_Emphasis">Super Admin</text:span>: Oversee multiple institutions. </text:p>
        </text:list-item>
      </text:list>
      <text:h text:style-name="Heading_20_3" text:outline-level="3">2.4 Operating Environment</text:h>
      <text:list xml:id="list3209711582" text:style-name="L6">
        <text:list-item>
          <text:p text:style-name="P11">Web Application: Google Chrome, Firefox, Safari. </text:p>
        </text:list-item>
        <text:list-item>
          <text:p text:style-name="P11">Mobile App: Android (Flutter), iOS (Flutter). </text:p>
        </text:list-item>
        <text:list-item>
          <text:p text:style-name="P11">Database: PostgreSQL. </text:p>
        </text:list-item>
        <text:list-item>
          <text:p text:style-name="P10"><text:soft-page-break/>Cloud Hosting: AWS, Azure, or similar platforms. </text:p>
        </text:list-item>
      </text:list>
      <text:h text:style-name="Heading_20_3" text:outline-level="3">2.5 Constraints</text:h>
      <text:list xml:id="list95404991" text:style-name="L7">
        <text:list-item>
          <text:p text:style-name="P13">Each institution has a separate database instance. </text:p>
        </text:list-item>
        <text:list-item>
          <text:p text:style-name="P13">User authentication via JWT. </text:p>
        </text:list-item>
        <text:list-item>
          <text:p text:style-name="P12">Support for multiple languages. </text:p>
        </text:list-item>
      </text:list>
      <text:h text:style-name="Heading_20_3" text:outline-level="3">2.6 Assumptions and Dependencies</text:h>
      <text:list xml:id="list2788955225" text:style-name="L8">
        <text:list-item>
          <text:p text:style-name="P15">Internet connectivity is required for accessing the application. </text:p>
        </text:list-item>
        <text:list-item>
          <text:p text:style-name="P14">Institutes will provide accurate and timely data for onboarding. </text:p>
        </text:list-item>
      </text:list>
      <text:p text:style-name="Horizontal_20_Line"/>
      <text:h text:style-name="Heading_20_2" text:outline-level="2">3. System Features</text:h>
      <text:h text:style-name="Heading_20_3" text:outline-level="3">3.1 Institute Management</text:h>
      <text:list xml:id="list1122880666" text:style-name="L9">
        <text:list-item>
          <text:p text:style-name="P17">Register new institutions with dedicated databases. </text:p>
        </text:list-item>
        <text:list-item>
          <text:p text:style-name="P16">Manage institute-level settings (logo, name, address, etc.). </text:p>
        </text:list-item>
      </text:list>
      <text:h text:style-name="Heading_20_3" text:outline-level="3">3.2 User Management</text:h>
      <text:list xml:id="list1848074900" text:style-name="L10">
        <text:list-item>
          <text:p text:style-name="P19">Create and manage users (students, faculty, parents, admins). </text:p>
        </text:list-item>
        <text:list-item>
          <text:p text:style-name="P19">Role-based access control. </text:p>
        </text:list-item>
        <text:list-item>
          <text:p text:style-name="P18">Secure user authentication and authorization (JWT). </text:p>
        </text:list-item>
      </text:list>
      <text:h text:style-name="Heading_20_3" text:outline-level="3">3.3 Department Management</text:h>
      <text:list xml:id="list1663210153" text:style-name="L11">
        <text:list-item>
          <text:p text:style-name="P21">Create and manage departments. </text:p>
        </text:list-item>
        <text:list-item>
          <text:p text:style-name="P20">Assign faculty and courses to departments. </text:p>
        </text:list-item>
      </text:list>
      <text:h text:style-name="Heading_20_3" text:outline-level="3">3.4 Course Management</text:h>
      <text:list xml:id="list3509600506" text:style-name="L12">
        <text:list-item>
          <text:p text:style-name="P23">Create and manage courses and subjects. </text:p>
        </text:list-item>
        <text:list-item>
          <text:p text:style-name="P22">Link courses to departments. </text:p>
        </text:list-item>
      </text:list>
      <text:h text:style-name="Heading_20_3" text:outline-level="3">3.5 Class Management</text:h>
      <text:list xml:id="list591428897" text:style-name="L13">
        <text:list-item>
          <text:p text:style-name="P25">Create and manage classes and sections. </text:p>
        </text:list-item>
        <text:list-item>
          <text:p text:style-name="P24">Assign students and faculty to classes. </text:p>
        </text:list-item>
      </text:list>
      <text:h text:style-name="Heading_20_3" text:outline-level="3">3.6 Routine Management</text:h>
      <text:list xml:id="list2611207338" text:style-name="L14">
        <text:list-item>
          <text:p text:style-name="P27">Create and manage daily class routines. </text:p>
        </text:list-item>
        <text:list-item>
          <text:p text:style-name="P26">Assign faculty and subjects to routine slots. </text:p>
        </text:list-item>
      </text:list>
      <text:h text:style-name="Heading_20_3" text:outline-level="3"><text:soft-page-break/>3.7 Attendance Management</text:h>
      <text:list xml:id="list2852205327" text:style-name="L15">
        <text:list-item>
          <text:p text:style-name="P29">Mark and track attendance by date and class. </text:p>
        </text:list-item>
        <text:list-item>
          <text:p text:style-name="P28">Generate attendance reports. </text:p>
        </text:list-item>
      </text:list>
      <text:h text:style-name="Heading_20_3" text:outline-level="3">3.8 Exam and Result Management</text:h>
      <text:list xml:id="list2159918670" text:style-name="L16">
        <text:list-item>
          <text:p text:style-name="P31">Schedule exams and publish results. </text:p>
        </text:list-item>
        <text:list-item>
          <text:p text:style-name="P31">Create exam templates for different patterns (e.g., semester, yearly). </text:p>
        </text:list-item>
        <text:list-item>
          <text:p text:style-name="P30">Generate report cards. </text:p>
        </text:list-item>
      </text:list>
      <text:h text:style-name="Heading_20_3" text:outline-level="3">3.9 Event Management</text:h>
      <text:list xml:id="list2834794766" text:style-name="L17">
        <text:list-item>
          <text:p text:style-name="P33">Create and manage events (e.g., cultural, sports, workshops). </text:p>
        </text:list-item>
        <text:list-item>
          <text:p text:style-name="P32">Send notifications to users. </text:p>
        </text:list-item>
      </text:list>
      <text:h text:style-name="Heading_20_3" text:outline-level="3">3.10 Notification System</text:h>
      <text:list xml:id="list1785552528" text:style-name="L18">
        <text:list-item>
          <text:p text:style-name="P35">Real-time notifications via email, SMS, and app notifications. </text:p>
        </text:list-item>
        <text:list-item>
          <text:p text:style-name="P34">Announcements for specific user groups. </text:p>
        </text:list-item>
      </text:list>
      <text:h text:style-name="Heading_20_3" text:outline-level="3">3.11 Reporting and Analytics</text:h>
      <text:list xml:id="list3615561122" text:style-name="L19">
        <text:list-item>
          <text:p text:style-name="P37">Attendance analytics for students and faculty. </text:p>
        </text:list-item>
        <text:list-item>
          <text:p text:style-name="P37">Exam performance reports. </text:p>
        </text:list-item>
        <text:list-item>
          <text:p text:style-name="P36">Event participation metrics. </text:p>
        </text:list-item>
      </text:list>
      <text:h text:style-name="Heading_20_3" text:outline-level="3">3.12 Payment Management (Optional)</text:h>
      <text:list xml:id="list4169579165" text:style-name="L20">
        <text:list-item>
          <text:p text:style-name="P39">Integration with payment gateways for fee collection. </text:p>
        </text:list-item>
        <text:list-item>
          <text:p text:style-name="P38">Track fee payments and generate receipts. </text:p>
        </text:list-item>
      </text:list>
      <text:p text:style-name="Horizontal_20_Line"/>
      <text:h text:style-name="Heading_20_2" text:outline-level="2">4. Non-functional Requirements</text:h>
      <text:list xml:id="list2007150448" text:style-name="L21">
        <text:list-item>
          <text:p text:style-name="P41"><text:span text:style-name="Strong_20_Emphasis">Scalability</text:span>: The system must support hundreds of institutions and thousands of users. </text:p>
        </text:list-item>
        <text:list-item>
          <text:p text:style-name="P41"><text:span text:style-name="Strong_20_Emphasis">Performance</text:span>: Each operation must complete within 3 seconds under normal load. </text:p>
        </text:list-item>
        <text:list-item>
          <text:p text:style-name="P41"><text:span text:style-name="Strong_20_Emphasis">Security</text:span>: Data encryption at rest and in transit. </text:p>
        </text:list-item>
        <text:list-item>
          <text:p text:style-name="P41"><text:span text:style-name="Strong_20_Emphasis">Reliability</text:span>: 99.9% uptime with regular backups. </text:p>
        </text:list-item>
        <text:list-item>
          <text:p text:style-name="P40"><text:span text:style-name="Strong_20_Emphasis">Usability</text:span>: Simple and intuitive UI for all user types. </text:p>
        </text:list-item>
      </text:list>
      <text:p text:style-name="Horizontal_20_Line"/>
      <text:h text:style-name="Heading_20_2" text:outline-level="2">5. External Interface Requirements</text:h>
      <text:h text:style-name="Heading_20_3" text:outline-level="3">5.1 User Interfaces</text:h>
      <text:list xml:id="list1586817270" text:style-name="L22">
        <text:list-item>
          <text:p text:style-name="P43">Web-based dashboards for admins, faculty, and students. </text:p>
        </text:list-item>
        <text:list-item>
          <text:p text:style-name="P42"><text:soft-page-break/>Mobile app for students and parents. </text:p>
        </text:list-item>
      </text:list>
      <text:h text:style-name="Heading_20_3" text:outline-level="3">5.2 APIs</text:h>
      <text:list xml:id="list803348769" text:style-name="L23">
        <text:list-item>
          <text:p text:style-name="P44">GraphQL API for interaction with the frontend. </text:p>
        </text:list-item>
      </text:list>
      <text:h text:style-name="Heading_20_3" text:outline-level="3">5.3 Hardware Interfaces</text:h>
      <text:list xml:id="list4046772362" text:style-name="L24">
        <text:list-item>
          <text:p text:style-name="P45">Compatible with all modern devices. </text:p>
        </text:list-item>
      </text:list>
      <text:h text:style-name="Heading_20_3" text:outline-level="3">5.4 Software Interfaces</text:h>
      <text:list xml:id="list3625841154" text:style-name="L25">
        <text:list-item>
          <text:p text:style-name="P47">Integration with external payment gateways (e.g., Stripe, Razorpay). </text:p>
        </text:list-item>
        <text:list-item>
          <text:p text:style-name="P46">Support for third-party analytics tools. </text:p>
        </text:list-item>
      </text:list>
      <text:p text:style-name="Horizontal_20_Line"/>
      <text:h text:style-name="Heading_20_2" text:outline-level="2">6. Other Requirements</text:h>
      <text:list xml:id="list1279792461" text:style-name="L26">
        <text:list-item>
          <text:p text:style-name="P49">Support for multi-language localization. </text:p>
        </text:list-item>
        <text:list-item>
          <text:p text:style-name="P49">Regular software updates and maintenance. </text:p>
        </text:list-item>
        <text:list-item>
          <text:p text:style-name="P48">Comprehensive documentation for administrators and end-users. </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3T00:12:45.914354111</meta:creation-date>
    <dc:date>2024-12-23T01:23:45.372799485</dc:date>
    <meta:editing-duration>PT30M38S</meta:editing-duration>
    <meta:editing-cycles>1</meta:editing-cycles>
    <meta:document-statistic meta:table-count="0" meta:image-count="0" meta:object-count="0" meta:page-count="5" meta:paragraph-count="115" meta:word-count="741" meta:character-count="5228" meta:non-whitespace-character-count="4608"/>
    <meta:generator>LibreOffice/7.3.7.2$Linux_X86_64 LibreOffice_project/30$Build-2</meta:generator>
  </office:meta>
</office:document-meta>
</file>